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f3411" officeooo:paragraph-rsid="000f3411"/>
    </style:style>
    <style:style style:name="P2" style:family="paragraph" style:parent-style-name="Title">
      <style:text-properties officeooo:rsid="000f3411" officeooo:paragraph-rsid="000f3411"/>
    </style:style>
    <style:style style:name="P3" style:family="paragraph" style:parent-style-name="Text_20_body">
      <style:text-properties officeooo:paragraph-rsid="000f3411"/>
    </style:style>
    <style:style style:name="P4" style:family="paragraph" style:parent-style-name="Text_20_body">
      <style:text-properties officeooo:paragraph-rsid="000fdfcf"/>
    </style:style>
    <style:style style:name="P5" style:family="paragraph" style:parent-style-name="Heading_20_1">
      <style:text-properties officeooo:rsid="000f3411" officeooo:paragraph-rsid="000f3411"/>
    </style:style>
    <style:style style:name="P6" style:family="paragraph" style:parent-style-name="Heading_20_1">
      <style:paragraph-properties fo:break-before="page"/>
      <style:text-properties officeooo:rsid="000f3411" officeooo:paragraph-rsid="000f3411"/>
    </style:style>
    <style:style style:name="P7" style:family="paragraph" style:parent-style-name="Heading_20_1">
      <style:text-properties officeooo:rsid="000fdfcf" officeooo:paragraph-rsid="000fdf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imating offshore wind farm installation performance with satellite data</text:p>
      <text:p text:style-name="P1">Aljoscha Sander, Thalia Freiheit, Alexander Sehts, Albert Baars, Eize Stamhuis, Klaus-Dieter Thoben</text:p>
      <text:h text:style-name="P7" text:outline-level="1">Abstract</text:h>
      <text:p text:style-name="P4"/>
      <text:h text:style-name="P5" text:outline-level="1">Introduction</text:h>
      <text:p text:style-name="P3"/>
      <text:h text:style-name="P6" text:outline-level="1">Material and Methods</text:h>
      <text:p text:style-name="P3"/>
      <text:h text:style-name="P6" text:outline-level="1">Results</text:h>
      <text:h text:style-name="P6" text:outline-level="1">Discussion</text:h>
      <text:p text:style-name="P3"/>
      <text:h text:style-name="P6" text:outline-level="1">Literature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rlito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rlito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8:40:48.657613329</meta:creation-date>
    <dc:date>2022-11-06T11:53:48.982043064</dc:date>
    <meta:editing-duration>PT17H2M2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5" meta:paragraph-count="8" meta:word-count="29" meta:character-count="240" meta:non-whitespace-character-count="219"/>
  </office:meta>
</office:document-meta>
</file>